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ableColumn5" style:family="table-column">
      <style:table-column-properties style:column-width="6.2708in"/>
    </style:style>
    <style:style style:name="Table4" style:family="table">
      <style:table-properties style:width="6.2708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none" fo:background-color="#333333" style:writing-mode="lr-tb" fo:padding-top="0in" fo:padding-left="0in" fo:padding-bottom="0in" fo:padding-right="0in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ableColumn10" style:family="table-column">
      <style:table-column-properties style:column-width="6.2708in"/>
    </style:style>
    <style:style style:name="Table9" style:family="table">
      <style:table-properties style:width="6.2708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none" fo:background-color="#333333" style:writing-mode="lr-tb" fo:padding-top="0in" fo:padding-left="0in" fo:padding-bottom="0in" fo:padding-right="0in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ableColumn15" style:family="table-column">
      <style:table-column-properties style:column-width="6.2708in"/>
    </style:style>
    <style:style style:name="Table14" style:family="table">
      <style:table-properties style:width="6.2708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none" fo:background-color="#333333" style:writing-mode="lr-tb" fo:padding-top="0in" fo:padding-left="0in" fo:padding-bottom="0in" fo:padding-right="0in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ableColumn20" style:family="table-column">
      <style:table-column-properties style:column-width="6.2708in"/>
    </style:style>
    <style:style style:name="Table19" style:family="table">
      <style:table-properties style:width="6.2708in" fo:margin-left="0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none" fo:background-color="#333333" style:writing-mode="lr-tb" fo:padding-top="0in" fo:padding-left="0in" fo:padding-bottom="0in" fo:padding-right="0in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ableColumn25" style:family="table-column">
      <style:table-column-properties style:column-width="6.2708in"/>
    </style:style>
    <style:style style:name="Table24" style:family="table">
      <style:table-properties style:width="6.2708in" fo:margin-left="0in" table:align="left"/>
    </style:style>
    <style:style style:name="TableRow26" style:family="table-row">
      <style:table-row-properties/>
    </style:style>
    <style:style style:name="TableCell27" style:family="table-cell">
      <style:table-cell-properties fo:border="none" fo:background-color="#333333" style:writing-mode="lr-tb" fo:padding-top="0in" fo:padding-left="0in" fo:padding-bottom="0in" fo:padding-right="0in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ableColumn30" style:family="table-column">
      <style:table-column-properties style:column-width="6.2708in"/>
    </style:style>
    <style:style style:name="Table29" style:family="table">
      <style:table-properties style:width="6.2708in" fo:margin-left="0in" table:align="left"/>
    </style:style>
    <style:style style:name="TableRow31" style:family="table-row">
      <style:table-row-properties/>
    </style:style>
    <style:style style:name="TableCell32" style:family="table-cell">
      <style:table-cell-properties fo:border="none" fo:background-color="#333333" style:writing-mode="lr-tb" fo:padding-top="0in" fo:padding-left="0in" fo:padding-bottom="0in" fo:padding-right="0in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ableColumn35" style:family="table-column">
      <style:table-column-properties style:column-width="6.2708in"/>
    </style:style>
    <style:style style:name="Table34" style:family="table">
      <style:table-properties style:width="6.2708in" fo:margin-left="0in" table:align="left"/>
    </style:style>
    <style:style style:name="TableRow36" style:family="table-row">
      <style:table-row-properties/>
    </style:style>
    <style:style style:name="TableCell37" style:family="table-cell">
      <style:table-cell-properties fo:border="none" fo:background-color="#333333" style:writing-mode="lr-tb" fo:padding-top="0in" fo:padding-left="0in" fo:padding-bottom="0in" fo:padding-right="0in"/>
    </style:style>
    <style:style style:name="T38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Step-by-step guide with code and scripts for setting up the lab through AWS CLI.</text:span></text:p>
      <text:p text:style-name="Normal"/>
      <text:p text:style-name="Normal"><text:span text:style-name="T3">Step 1: </text:span>Set up an Amazon Lex Bot</text:p>
      <table:table table:style-name="Table4">
        <table:table-columns>
          <table:table-column table:style-name="TableColumn5"/>
        </table:table-columns>
        <table:table-row table:style-name="TableRow6">
          <table:table-cell table:style-name="TableCell7">
            <text:p text:style-name="Normal"># Create a new Lex Bot<text:line-break/> aws lex-models create-bot --name RoomBookingBot --locale en-US </text:p>
          </table:table-cell>
        </table:table-row>
      </table:table>
      <text:p text:style-name="Normal"/>
      <text:p text:style-name="Normal"/>
      <text:p text:style-name="Normal"><text:span text:style-name="T8">Step 2: </text:span>Create Intent and define Sample Utterances</text:p>
      <table:table table:style-name="Table9">
        <table:table-columns>
          <table:table-column table:style-name="TableColumn10"/>
        </table:table-columns>
        <table:table-row table:style-name="TableRow11">
          <table:table-cell table:style-name="TableCell12">
            <text:p text:style-name="Normal"># Create an Intent with sample utterances<text:line-break/> aws lex-models put-intent --name RoomBookingIntent --sample-utterances "I want to book a room""Book a meeting room for tomorrow""Reserve a conference room"</text:p>
          </table:table-cell>
        </table:table-row>
      </table:table>
      <text:p text:style-name="Normal"/>
      <text:p text:style-name="Normal"><text:span text:style-name="T13">Step 3: </text:span>Define Slots and Slot Types</text:p>
      <table:table table:style-name="Table14">
        <table:table-columns>
          <table:table-column table:style-name="TableColumn15"/>
        </table:table-columns>
        <table:table-row table:style-name="TableRow16">
          <table:table-cell table:style-name="TableCell17">
            <text:p text:style-name="Normal"># Create Slot Types<text:line-break/> aws lex-models put-slot-type --name AMAZON.City --description "City names" --enumeration-values "New York""London""Paris""Berlin"</text:p>
            <text:p text:style-name="Normal"><text:line-break/> aws lex-models put-slot-type --name AMAZON.Date --description "Date values" --enumeration-values "today""tomorrow""next week"<text:line-break/> </text:p>
            <text:p text:style-name="Normal">aws lex-models put-slot-type --name AMAZON.Duration --description "Duration values" --enumeration-values "1 day""2 days""3 days"<text:line-break/> </text:p>
            <text:p text:style-name="Normal">aws lex-models put-slot-type --name Room-Size --description "Room size" --enumeration-values "small""medium""large"<text:line-break/> <text:line-break/> # Configure prompts for each slot<text:line-break/> aws lex-models put-slot-type --name Location --description "City where you want to book a room" --enumeration-values "In which city would you like to book a room?"<text:line-break/> </text:p>
            <text:p text:style-name="Normal">aws lex-models put-slot-type --name Date --description "Date for booking" --enumeration-values "When would you like to book the room?"<text:line-break/> </text:p>
            <text:p text:style-name="Normal">aws lex-models put-slot-type --name Days --description "Number of days for booking" --enumeration-values "For how many days do you need the room?"<text:line-break/> </text:p>
            <text:p text:style-name="Normal">aws lex-models put-slot-type --name Size --description "Size of the room" --enumeration-values "What size of room are you looking for (small, medium, large)?"</text:p>
          </table:table-cell>
        </table:table-row>
      </table:table>
      <text:p text:style-name="Normal"/>
      <text:p text:style-name="Normal"/>
      <text:p text:style-name="Normal"><text:span text:style-name="T18">Step 4:</text:span> Configure Confirmation</text:p>
      <table:table table:style-name="Table19">
        <table:table-columns>
          <table:table-column table:style-name="TableColumn20"/>
        </table:table-columns>
        <table:table-row table:style-name="TableRow21">
          <table:table-cell table:style-name="TableCell22">
            <text:p text:style-name="Normal"># Enable confirmation for the intent<text:line-break/> aws lex-models put-intent --name RoomBookingIntent --confirmation-prompts "Can I go ahead with your request?" --declination-response "Okay. Your request will not be submitted."</text:p>
          </table:table-cell>
        </table:table-row>
      </table:table>
      <text:p text:style-name="Normal"/>
      <text:p text:style-name="Normal"><text:span text:style-name="T23">Step 5:</text:span> Configure Fulfilment with Lambda Function</text:p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Normal"># Create a Lambda function</text:p>
            <text:p text:style-name="Normal">aws lambda create-function --function-name RoomBookLambda --runtime python3.8 --role &lt;YourLambdaRoleArn&gt; --handler lambda_function.lambda_handler --zip-file fileb://lambda_function.zip</text:p>
            <text:p text:style-name="Normal"/>
            <text:p text:style-name="Normal"># Attach Lambda function to the Lex bot</text:p>
            <text:p text:style-name="Normal">aws lex-models put-intent --name RoomBookingIntent --fulfilment-activity-type CodeHook --fulfilment-activity-code '{"lambdaFunction": "RoomBookLambda"}'</text:p>
            <text:p text:style-name="Normal"/>
            <text:p text:style-name="Normal"/>
          </table:table-cell>
        </table:table-row>
      </table:table>
      <text:p text:style-name="Normal"/>
      <text:p text:style-name="Normal"><text:span text:style-name="T28">Step 6:</text:span> Configure Closing Response</text:p>
      <table:table table:style-name="Table29">
        <table:table-columns>
          <table:table-column table:style-name="TableColumn30"/>
        </table:table-columns>
        <table:table-row table:style-name="TableRow31">
          <table:table-cell table:style-name="TableCell32">
            <text:p text:style-name="Normal"># Define the closing response for the intent<text:line-break/> aws lex-models put-intent --name RoomBookingIntent --conclusion-statement "Thanks for visiting us. Your booking is confirmed. Have a great day!"</text:p>
          </table:table-cell>
        </table:table-row>
      </table:table>
      <text:p text:style-name="Normal"/>
      <text:p text:style-name="Normal"><text:span text:style-name="T33">Step 7:</text:span> Test the Chatbot</text:p>
      <table:table table:style-name="Table34">
        <table:table-columns>
          <table:table-column table:style-name="TableColumn35"/>
        </table:table-columns>
        <table:table-row table:style-name="TableRow36">
          <table:table-cell table:style-name="TableCell37">
            <text:p text:style-name="Normal"># Test the chatbot with a sample utterance<text:line-break/> aws lex-runtime post-text --bot-name RoomBookingBot --bot-alias TSTALIASID --user-id testUser --input-text "I want to book a room"</text:p>
          </table:table-cell>
        </table:table-row>
      </table:table>
      <text:p text:style-name="Normal"/>
      <text:p text:style-name="Normal"><text:span text:style-name="T38">Note:</text:span></text:p>
      <text:p text:style-name="Normal">Replace `&lt;YourLambdaRoleArn&gt;`, and other placeholders with your actual values. Adjust</text:p>
      <text:p text:style-name="Normal">the commands based on your AWS environment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mia Saeed</meta:initial-creator>
    <dc:creator>Samia Saeed</dc:creator>
    <meta:creation-date>2025-02-09T14:48:00Z</meta:creation-date>
    <dc:date>2025-02-09T14:48:00Z</dc:date>
    <meta:template xlink:href="Normal" xlink:type="simple"/>
    <meta:editing-cycles>1</meta:editing-cycles>
    <meta:editing-duration>PT0S</meta:editing-duration>
    <meta:user-defined meta:name="GrammarlyDocumentId">b853aa00-ccd1-4a8d-8ddc-5101d02fbb9e</meta:user-defined>
    <meta:document-statistic meta:page-count="2" meta:paragraph-count="5" meta:word-count="440" meta:character-count="2944" meta:row-count="20" meta:non-whitespace-character-count="2509"/>
  </office:meta>
</office:document-meta>
</file>